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ccccc" draw:fill="none" draw:textarea-vertical-align="middle"/>
    </style:style>
    <style:style style:name="gr2" style:family="graphic" style:parent-style-name="objectwithoutfill">
      <style:graphic-properties svg:stroke-color="#dddddd" draw:fill="none" draw:textarea-vertical-align="middle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04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>
      <style:graphic-properties draw:stroke="none" svg:stroke-color="#000000" draw:fill="none" draw:fill-color="#ffffff" fo:min-height="0.988cm"/>
    </style:style>
    <style:style style:name="gr78" style:family="graphic" style:parent-style-name="standard">
      <style:graphic-properties draw:stroke="none" svg:stroke-color="#000000" draw:fill="none" draw:fill-color="#ffffff" fo:min-height="0.782cm"/>
    </style:style>
    <style:style style:name="gr79" style:family="graphic" style:parent-style-name="standard">
      <style:graphic-properties draw:stroke="none" svg:stroke-color="#000000" draw:fill="none" draw:fill-color="#ffffff" fo:min-height="0.518cm"/>
    </style:style>
    <style:style style:name="gr80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8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9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9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9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9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9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9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9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9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9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9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0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0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0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0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0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0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0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0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0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1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1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12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3" style:family="graphic" style:parent-style-name="standard">
      <style:graphic-properties svg:stroke-color="#00cc00" draw:textarea-vertical-align="middle"/>
    </style:style>
    <style:style style:name="gr114" style:family="graphic" style:parent-style-name="standard">
      <style:graphic-properties svg:stroke-color="#c5000b" draw:fill="solid" draw:fill-color="#729fcf" draw:textarea-vertical-align="middle"/>
    </style:style>
    <style:style style:name="gr115" style:family="graphic" style:parent-style-name="standard">
      <style:graphic-properties draw:textarea-vertical-align="middle"/>
    </style:style>
    <style:style style:name="gr116" style:family="graphic" style:parent-style-name="standard">
      <style:graphic-properties draw:stroke="none" svg:stroke-color="#000000" draw:fill="none" draw:fill-color="#ffffff" fo:min-height="1.42cm"/>
    </style:style>
    <style:style style:name="gr117" style:family="graphic" style:parent-style-name="standard">
      <style:graphic-properties draw:fill="solid" draw:fill-color="#ff6600" draw:textarea-vertical-align="middle" draw:auto-grow-height="false" fo:min-height="1.741cm" fo:min-width="1.769cm"/>
    </style:style>
    <style:style style:name="gr118" style:family="graphic" style:parent-style-name="standard">
      <style:graphic-properties draw:fill="solid" draw:fill-color="#6666ff" draw:textarea-vertical-align="middle" draw:auto-grow-height="false" fo:min-height="1.74cm" fo:min-width="1.768cm"/>
    </style:style>
    <style:style style:name="gr119" style:family="graphic" style:parent-style-name="standard">
      <style:graphic-properties svg:stroke-color="#ff950e" draw:fill="solid" draw:fill-color="#729fcf" draw:textarea-vertical-align="middle"/>
    </style:style>
    <style:style style:name="gr120" style:family="graphic" style:parent-style-name="standard">
      <style:graphic-properties draw:stroke="none" svg:stroke-color="#000000" draw:fill="none" draw:fill-color="#ffffff" fo:min-height="0.703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77cm" fo:min-width="0.83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20.839cm" svg:height="6.645cm" svg:x="4.058cm" svg:y="3.762cm">
          <text:p/>
        </draw:ellipse>
        <draw:ellipse draw:style-name="gr2" draw:text-style-name="P1" draw:layer="layout" svg:width="15.763cm" svg:height="3.888cm" svg:x="6.585cm" svg:y="5.037cm">
          <text:p/>
        </draw:ellipse>
        <draw:g>
          <draw:glue-point draw:id="4" svg:x="1.223cm" svg:y="4.861cm"/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" draw:text-style-name="P2" draw:layer="layout" svg:width="1.304cm" svg:height="0.842cm" svg:x="14.295cm" svg:y="5.27cm" svg:viewBox="0 0 1305 843" svg:d="M1 843c108 0 1304-524 1304-684 0-159-168-159-277-159 0 68-1066 341-1027 843z">
              <text:p/>
            </draw:path>
            <draw:g>
              <draw:polygon draw:style-name="gr4" draw:text-style-name="P3" draw:layer="layout" svg:width="1.382cm" svg:height="1.251cm" svg:x="12.834cm" svg:y="4.815cm" svg:viewBox="0 0 1383 1252" draw:points="0,456 0,0 1383,797 1383,1252">
                <text:p/>
              </draw:polygon>
              <draw:polygon draw:style-name="gr5" draw:text-style-name="P3" draw:layer="layout" svg:width="1.184cm" svg:height="1.137cm" svg:x="14.217cm" svg:y="4.929cm" svg:viewBox="0 0 1185 1138" draw:points="0,1138 0,683 1185,0 1185,456">
                <text:p/>
              </draw:polygon>
              <draw:polygon draw:style-name="gr6" draw:text-style-name="P3" draw:layer="layout" svg:width="2.567cm" svg:height="1.479cm" svg:x="12.834cm" svg:y="4.132cm" svg:viewBox="0 0 2568 1480" draw:points="1383,1480 0,683 1185,0 2568,797">
                <text:p/>
              </draw:polygon>
              <draw:line draw:style-name="gr7" draw:text-style-name="P3" draw:layer="layout" svg:x1="13.308cm" svg:y1="5.179cm" svg:x2="13.308cm" svg:y2="5.452cm">
                <text:p/>
              </draw:line>
              <draw:line draw:style-name="gr8" draw:text-style-name="P3" draw:layer="layout" svg:x1="14.177cm" svg:y1="5.762cm" svg:x2="13.545cm" svg:y2="5.398cm">
                <text:p/>
              </draw:line>
              <draw:line draw:style-name="gr9" draw:text-style-name="P3" draw:layer="layout" svg:x1="13.542cm" svg:y1="5.316cm" svg:x2="13.542cm" svg:y2="5.407cm">
                <text:p/>
              </draw:line>
              <draw:line draw:style-name="gr10" draw:text-style-name="P3" draw:layer="layout" svg:x1="14.174cm" svg:y1="5.68cm" svg:x2="14.174cm" svg:y2="5.771cm">
                <text:p/>
              </draw:line>
              <draw:line draw:style-name="gr11" draw:text-style-name="P3" draw:layer="layout" svg:x1="14.174cm" svg:y1="5.68cm" svg:x2="13.542cm" svg:y2="5.316cm">
                <text:p/>
              </draw:line>
              <draw:polygon draw:style-name="gr12" draw:text-style-name="P3" draw:layer="layout" svg:width="0.078cm" svg:height="0.136cm" svg:x="13.387cm" svg:y="5.225cm" svg:viewBox="0 0 79 137" draw:points="0,91 0,0 79,46 79,137">
                <text:p/>
              </draw:polygon>
              <draw:line draw:style-name="gr13" draw:text-style-name="P3" draw:layer="layout" svg:x1="13.229cm" svg:y1="5.134cm" svg:x2="13.229cm" svg:y2="5.407cm">
                <text:p/>
              </draw:line>
              <draw:line draw:style-name="gr14" draw:text-style-name="P3" draw:layer="layout" svg:x1="13.15cm" svg:y1="5.088cm" svg:x2="13.15cm" svg:y2="5.361cm">
                <text:p/>
              </draw:line>
              <draw:line draw:style-name="gr15" draw:text-style-name="P3" draw:layer="layout" svg:x1="13.071cm" svg:y1="5.043cm" svg:x2="13.071cm" svg:y2="5.316cm">
                <text:p/>
              </draw:line>
              <draw:line draw:style-name="gr16" draw:text-style-name="P3" draw:layer="layout" svg:x1="12.992cm" svg:y1="4.997cm" svg:x2="12.992cm" svg:y2="5.27cm">
                <text:p/>
              </draw:line>
              <draw:line draw:style-name="gr17" draw:text-style-name="P3" draw:layer="layout" svg:x1="12.913cm" svg:y1="4.952cm" svg:x2="12.913cm" svg:y2="5.225cm">
                <text:p/>
              </draw:line>
              <draw:polygon draw:style-name="gr18" draw:text-style-name="P3" draw:layer="layout" svg:width="0.078cm" svg:height="0.5cm" svg:x="12.755cm" svg:y="4.769cm" svg:viewBox="0 0 79 501" draw:points="0,456 0,0 79,46 79,501">
                <text:p/>
              </draw:polygon>
              <draw:polygon draw:style-name="gr19" draw:text-style-name="P3" draw:layer="layout" svg:width="0.078cm" svg:height="0.5cm" svg:x="14.217cm" svg:y="5.612cm" svg:viewBox="0 0 79 501" draw:points="0,456 0,0 79,46 79,501">
                <text:p/>
              </draw:polygon>
              <draw:polygon draw:style-name="gr20" draw:text-style-name="P3" draw:layer="layout" svg:width="2.646cm" svg:height="1.98cm" svg:x="12.755cm" svg:y="4.132cm" svg:viewBox="0 0 2647 1981" draw:points="0,1093 0,637 79,683 1264,0 2647,797 2647,1252 1541,1890 1541,1981">
                <text:p/>
              </draw:polygon>
            </draw:g>
          </draw:g>
          <draw:g>
            <draw:custom-shape draw:style-name="gr21" draw:text-style-name="P4" draw:layer="layout" svg:width="0.421cm" svg:height="0.416cm" svg:x="14.63cm" svg:y="5.5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2" draw:text-style-name="P3" draw:layer="layout" svg:width="0.255cm" svg:height="0.389cm" svg:x="14.724cm" svg:y="5.61cm" svg:viewBox="0 0 256 390" draw:points="0,27 47,27 70,14 117,0 186,27 140,27 163,67 93,134 70,148 47,161 93,188 117,215 186,215 256,255 210,336 140,390 140,309 93,255 117,229 70,188 23,175 0,121">
              <text:p/>
            </draw:polygon>
            <draw:path draw:style-name="gr23" draw:text-style-name="P3" draw:layer="layout" svg:width="0.105cm" svg:height="0.177cm" svg:x="14.934cm" svg:y="5.634cm" svg:viewBox="0 0 106 178" svg:d="M93 178v-14l-23-40v-41l-23-54-47-26c47-27 140 148 93 175z">
              <text:p/>
            </draw:path>
            <draw:g>
              <draw:line draw:style-name="gr24" draw:text-style-name="P3" draw:layer="layout" svg:x1="14.817cm" svg:y1="5.866cm" svg:x2="14.794cm" svg:y2="5.772cm">
                <text:p/>
              </draw:line>
              <draw:line draw:style-name="gr25" draw:text-style-name="P3" draw:layer="layout" svg:x1="14.817cm" svg:y1="5.866cm" svg:x2="14.84cm" svg:y2="5.799cm">
                <text:p/>
              </draw:line>
              <draw:line draw:style-name="gr26" draw:text-style-name="P3" draw:layer="layout" svg:x1="14.864cm" svg:y1="5.866cm" svg:x2="14.841cm" svg:y2="5.799cm">
                <text:p/>
              </draw:line>
              <draw:line draw:style-name="gr27" draw:text-style-name="P3" draw:layer="layout" svg:x1="14.864cm" svg:y1="5.866cm" svg:x2="14.887cm" svg:y2="5.772cm">
                <text:p/>
              </draw:line>
            </draw:g>
            <draw:g>
              <draw:line draw:style-name="gr28" draw:text-style-name="P3" draw:layer="layout" svg:x1="14.957cm" svg:y1="5.866cm" svg:x2="14.934cm" svg:y2="5.772cm">
                <text:p/>
              </draw:line>
              <draw:line draw:style-name="gr29" draw:text-style-name="P3" draw:layer="layout" svg:x1="14.957cm" svg:y1="5.866cm" svg:x2="14.98cm" svg:y2="5.799cm">
                <text:p/>
              </draw:line>
              <draw:line draw:style-name="gr30" draw:text-style-name="P3" draw:layer="layout" svg:x1="15.003cm" svg:y1="5.866cm" svg:x2="14.98cm" svg:y2="5.799cm">
                <text:p/>
              </draw:line>
              <draw:line draw:style-name="gr31" draw:text-style-name="P3" draw:layer="layout" svg:x1="15.004cm" svg:y1="5.866cm" svg:x2="15.027cm" svg:y2="5.772cm">
                <text:p/>
              </draw:line>
            </draw:g>
            <draw:g>
              <draw:line draw:style-name="gr32" draw:text-style-name="P3" draw:layer="layout" svg:x1="14.677cm" svg:y1="5.866cm" svg:x2="14.654cm" svg:y2="5.772cm">
                <text:p/>
              </draw:line>
              <draw:line draw:style-name="gr33" draw:text-style-name="P3" draw:layer="layout" svg:x1="14.677cm" svg:y1="5.866cm" svg:x2="14.7cm" svg:y2="5.799cm">
                <text:p/>
              </draw:line>
              <draw:line draw:style-name="gr34" draw:text-style-name="P3" draw:layer="layout" svg:x1="14.724cm" svg:y1="5.866cm" svg:x2="14.701cm" svg:y2="5.799cm">
                <text:p/>
              </draw:line>
              <draw:line draw:style-name="gr35" draw:text-style-name="P3" draw:layer="layout" svg:x1="14.724cm" svg:y1="5.866cm" svg:x2="14.747cm" svg:y2="5.772cm">
                <text:p/>
              </draw:line>
            </draw:g>
          </draw:g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36" draw:text-style-name="P2" draw:layer="layout" svg:width="1.306cm" svg:height="0.845cm" svg:x="22.234cm" svg:y="7.181cm" svg:viewBox="0 0 1307 846" svg:d="M1 846c108 0 1306-526 1306-686s-168-160-277-160c0 68-1069 343-1029 846z">
            <text:p/>
          </draw:path>
          <draw:g>
            <draw:polygon draw:style-name="gr37" draw:text-style-name="P3" draw:layer="layout" svg:width="1.384cm" svg:height="1.257cm" svg:x="20.771cm" svg:y="6.723cm" svg:viewBox="0 0 1385 1258" draw:points="0,458 0,0 1385,801 1385,1258">
              <text:p/>
            </draw:polygon>
            <draw:polygon draw:style-name="gr38" draw:text-style-name="P3" draw:layer="layout" svg:width="1.186cm" svg:height="1.143cm" svg:x="22.156cm" svg:y="6.838cm" svg:viewBox="0 0 1187 1144" draw:points="0,1144 0,686 1187,0 1187,458">
              <text:p/>
            </draw:polygon>
            <draw:polygon draw:style-name="gr39" draw:text-style-name="P3" draw:layer="layout" svg:width="2.571cm" svg:height="1.486cm" svg:x="20.771cm" svg:y="6.037cm" svg:viewBox="0 0 2572 1487" draw:points="1385,1487 0,686 1187,0 2572,801">
              <text:p/>
            </draw:polygon>
            <draw:line draw:style-name="gr40" draw:text-style-name="P3" draw:layer="layout" svg:x1="21.246cm" svg:y1="7.089cm" svg:x2="21.246cm" svg:y2="7.364cm">
              <text:p/>
            </draw:line>
            <draw:line draw:style-name="gr41" draw:text-style-name="P3" draw:layer="layout" svg:x1="22.117cm" svg:y1="7.675cm" svg:x2="21.484cm" svg:y2="7.309cm">
              <text:p/>
            </draw:line>
            <draw:line draw:style-name="gr42" draw:text-style-name="P3" draw:layer="layout" svg:x1="21.48cm" svg:y1="7.226cm" svg:x2="21.48cm" svg:y2="7.318cm">
              <text:p/>
            </draw:line>
            <draw:line draw:style-name="gr43" draw:text-style-name="P3" draw:layer="layout" svg:x1="22.113cm" svg:y1="7.592cm" svg:x2="22.113cm" svg:y2="7.684cm">
              <text:p/>
            </draw:line>
            <draw:line draw:style-name="gr44" draw:text-style-name="P3" draw:layer="layout" svg:x1="22.113cm" svg:y1="7.592cm" svg:x2="21.48cm" svg:y2="7.226cm">
              <text:p/>
            </draw:line>
            <draw:polygon draw:style-name="gr45" draw:text-style-name="P3" draw:layer="layout" svg:width="0.078cm" svg:height="0.136cm" svg:x="21.325cm" svg:y="7.135cm" svg:viewBox="0 0 79 137" draw:points="0,92 0,0 79,46 79,137">
              <text:p/>
            </draw:polygon>
            <draw:line draw:style-name="gr46" draw:text-style-name="P3" draw:layer="layout" svg:x1="21.167cm" svg:y1="7.043cm" svg:x2="21.167cm" svg:y2="7.318cm">
              <text:p/>
            </draw:line>
            <draw:line draw:style-name="gr47" draw:text-style-name="P3" draw:layer="layout" svg:x1="21.088cm" svg:y1="6.998cm" svg:x2="21.088cm" svg:y2="7.273cm">
              <text:p/>
            </draw:line>
            <draw:line draw:style-name="gr48" draw:text-style-name="P3" draw:layer="layout" svg:x1="21.009cm" svg:y1="6.952cm" svg:x2="21.009cm" svg:y2="7.227cm">
              <text:p/>
            </draw:line>
            <draw:line draw:style-name="gr49" draw:text-style-name="P3" draw:layer="layout" svg:x1="20.929cm" svg:y1="6.906cm" svg:x2="20.929cm" svg:y2="7.181cm">
              <text:p/>
            </draw:line>
            <draw:line draw:style-name="gr50" draw:text-style-name="P3" draw:layer="layout" svg:x1="20.85cm" svg:y1="6.86cm" svg:x2="20.85cm" svg:y2="7.135cm">
              <text:p/>
            </draw:line>
            <draw:polygon draw:style-name="gr51" draw:text-style-name="P3" draw:layer="layout" svg:width="0.078cm" svg:height="0.502cm" svg:x="20.692cm" svg:y="6.677cm" svg:viewBox="0 0 79 503" draw:points="0,458 0,0 79,46 79,503">
              <text:p/>
            </draw:polygon>
            <draw:polygon draw:style-name="gr52" draw:text-style-name="P3" draw:layer="layout" svg:width="0.078cm" svg:height="0.502cm" svg:x="22.156cm" svg:y="7.524cm" svg:viewBox="0 0 79 503" draw:points="0,458 0,0 79,46 79,503">
              <text:p/>
            </draw:polygon>
            <draw:polygon draw:style-name="gr53" draw:text-style-name="P3" draw:layer="layout" svg:width="2.65cm" svg:height="1.989cm" svg:x="20.692cm" svg:y="6.037cm" svg:viewBox="0 0 2651 1990" draw:points="0,1098 0,640 79,686 1266,0 2651,801 2651,1258 1543,1898 1543,1990">
              <text:p/>
            </draw:polygon>
          </draw:g>
        </draw:g>
        <draw:g xml:id="id2" draw:id="id2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54" draw:text-style-name="P2" draw:layer="layout" svg:width="1.304cm" svg:height="0.841cm" svg:x="7.002cm" svg:y="7.191cm" svg:viewBox="0 0 1305 842" svg:d="M1 842c108 0 1304-523 1304-683 0-159-168-159-277-159 0 68-1066 341-1027 842z">
              <text:p/>
            </draw:path>
            <draw:g>
              <draw:polygon draw:style-name="gr55" draw:text-style-name="P3" draw:layer="layout" svg:width="1.382cm" svg:height="1.251cm" svg:x="5.541cm" svg:y="6.736cm" svg:viewBox="0 0 1383 1252" draw:points="0,455 0,0 1383,797 1383,1252">
                <text:p/>
              </draw:polygon>
              <draw:polygon draw:style-name="gr56" draw:text-style-name="P3" draw:layer="layout" svg:width="1.184cm" svg:height="1.137cm" svg:x="6.924cm" svg:y="6.85cm" svg:viewBox="0 0 1185 1138" draw:points="0,1138 0,683 1185,0 1185,455">
                <text:p/>
              </draw:polygon>
              <draw:polygon draw:style-name="gr57" draw:text-style-name="P3" draw:layer="layout" svg:width="2.567cm" svg:height="1.479cm" svg:x="5.541cm" svg:y="6.053cm" svg:viewBox="0 0 2568 1480" draw:points="1383,1480 0,683 1185,0 2568,797">
                <text:p/>
              </draw:polygon>
              <draw:line draw:style-name="gr58" draw:text-style-name="P3" draw:layer="layout" svg:x1="6.015cm" svg:y1="7.1cm" svg:x2="6.015cm" svg:y2="7.373cm">
                <text:p/>
              </draw:line>
              <draw:line draw:style-name="gr59" draw:text-style-name="P3" draw:layer="layout" svg:x1="6.884cm" svg:y1="7.683cm" svg:x2="6.252cm" svg:y2="7.319cm">
                <text:p/>
              </draw:line>
              <draw:line draw:style-name="gr60" draw:text-style-name="P3" draw:layer="layout" svg:x1="6.249cm" svg:y1="7.237cm" svg:x2="6.249cm" svg:y2="7.328cm">
                <text:p/>
              </draw:line>
              <draw:line draw:style-name="gr61" draw:text-style-name="P3" draw:layer="layout" svg:x1="6.881cm" svg:y1="7.601cm" svg:x2="6.881cm" svg:y2="7.692cm">
                <text:p/>
              </draw:line>
              <draw:line draw:style-name="gr62" draw:text-style-name="P3" draw:layer="layout" svg:x1="6.881cm" svg:y1="7.601cm" svg:x2="6.249cm" svg:y2="7.237cm">
                <text:p/>
              </draw:line>
              <draw:polygon draw:style-name="gr63" draw:text-style-name="P3" draw:layer="layout" svg:width="0.078cm" svg:height="0.136cm" svg:x="6.094cm" svg:y="7.146cm" svg:viewBox="0 0 79 137" draw:points="0,91 0,0 79,46 79,137">
                <text:p/>
              </draw:polygon>
              <draw:line draw:style-name="gr64" draw:text-style-name="P3" draw:layer="layout" svg:x1="5.936cm" svg:y1="7.055cm" svg:x2="5.936cm" svg:y2="7.328cm">
                <text:p/>
              </draw:line>
              <draw:line draw:style-name="gr65" draw:text-style-name="P3" draw:layer="layout" svg:x1="5.857cm" svg:y1="7.009cm" svg:x2="5.857cm" svg:y2="7.282cm">
                <text:p/>
              </draw:line>
              <draw:line draw:style-name="gr66" draw:text-style-name="P3" draw:layer="layout" svg:x1="5.778cm" svg:y1="6.963cm" svg:x2="5.778cm" svg:y2="7.236cm">
                <text:p/>
              </draw:line>
              <draw:line draw:style-name="gr67" draw:text-style-name="P3" draw:layer="layout" svg:x1="5.699cm" svg:y1="6.918cm" svg:x2="5.699cm" svg:y2="7.191cm">
                <text:p/>
              </draw:line>
              <draw:line draw:style-name="gr68" draw:text-style-name="P3" draw:layer="layout" svg:x1="5.62cm" svg:y1="6.872cm" svg:x2="5.62cm" svg:y2="7.145cm">
                <text:p/>
              </draw:line>
              <draw:polygon draw:style-name="gr69" draw:text-style-name="P3" draw:layer="layout" svg:width="0.078cm" svg:height="0.5cm" svg:x="5.462cm" svg:y="6.69cm" svg:viewBox="0 0 79 501" draw:points="0,455 0,0 79,46 79,501">
                <text:p/>
              </draw:polygon>
              <draw:polygon draw:style-name="gr70" draw:text-style-name="P3" draw:layer="layout" svg:width="0.078cm" svg:height="0.5cm" svg:x="6.924cm" svg:y="7.533cm" svg:viewBox="0 0 79 501" draw:points="0,455 0,0 79,46 79,501">
                <text:p/>
              </draw:polygon>
              <draw:polygon draw:style-name="gr71" draw:text-style-name="P3" draw:layer="layout" svg:width="2.646cm" svg:height="1.98cm" svg:x="5.462cm" svg:y="6.053cm" svg:viewBox="0 0 2647 1981" draw:points="0,1093 0,637 79,683 1264,0 2647,797 2647,1252 1541,1889 1541,1981">
                <text:p/>
              </draw:polygon>
            </draw:g>
          </draw:g>
          <draw:g>
            <draw:polygon draw:style-name="gr72" draw:text-style-name="P5" draw:layer="layout" svg:width="0.417cm" svg:height="0.541cm" svg:x="7.39cm" svg:y="7.492cm" svg:viewBox="0 0 418 542" draw:points="0,301 0,0 288,166 314,121 418,181 418,542">
              <text:p/>
            </draw:polygon>
            <draw:polygon draw:style-name="gr73" draw:text-style-name="P5" draw:layer="layout" svg:width="0.47cm" svg:height="0.511cm" svg:x="7.338cm" svg:y="7.522cm" svg:viewBox="0 0 471 512" draw:points="52,271 0,0 418,241 471,512">
              <text:p/>
            </draw:polygon>
            <draw:polygon draw:style-name="gr74" draw:text-style-name="P5" draw:layer="layout" svg:width="0.522cm" svg:height="0.466cm" svg:x="7.285cm" svg:y="7.567cm" svg:viewBox="0 0 523 467" draw:points="105,226 0,0 418,241 523,467">
              <text:p/>
            </draw:polygon>
            <draw:polygon draw:style-name="gr75" draw:text-style-name="P5" draw:layer="layout" svg:width="0.548cm" svg:height="0.406cm" svg:x="7.259cm" svg:y="7.627cm" svg:viewBox="0 0 549 407" draw:points="131,166 0,0 392,211 549,407">
              <text:p/>
            </draw:polygon>
            <draw:polygon draw:style-name="gr76" draw:text-style-name="P5" draw:layer="layout" svg:width="0.548cm" svg:height="0.541cm" svg:x="7.259cm" svg:y="7.492cm" svg:viewBox="0 0 549 542" draw:points="131,60 131,0 418,166 445,121 549,181 549,542 131,301 0,135 73,174 26,75 93,115 79,30">
              <text:p/>
            </draw:polygon>
          </draw:g>
        </draw:g>
        <draw:frame draw:style-name="gr77" draw:text-style-name="P6" draw:layer="Details" svg:width="1.984cm" svg:height="1.238cm" svg:x="22.172cm" svg:y="5.001cm">
          <draw:text-box>
            <text:p text:style-name="P6"><text:span text:style-name="T1">DNS</text:span></text:p>
            <text:p text:style-name="P6"><text:span text:style-name="T2">UDP 53</text:span></text:p>
          </draw:text-box>
        </draw:frame>
        <draw:frame draw:style-name="gr78" draw:layer="Details" svg:width="4.207cm" svg:height="1.238cm" svg:x="12.191cm" svg:y="2.473cm">
          <draw:text-box>
            <text:p><text:span text:style-name="T1">Reverse Proxy</text:span></text:p>
            <text:p><text:span text:style-name="T3">TCP 80, 443</text:span></text:p>
          </draw:text-box>
        </draw:frame>
        <draw:frame draw:style-name="gr77" draw:text-style-name="P6" draw:layer="Details" svg:width="4.234cm" svg:height="1.238cm" svg:x="3.042cm" svg:y="5.186cm">
          <draw:text-box>
            <text:p text:style-name="P6"><text:span text:style-name="T1">Backup server </text:span></text:p>
            <text:p text:style-name="P6"><text:span text:style-name="T2">TCP port 2222</text:span></text:p>
          </draw:text-box>
        </draw:frame>
        <draw:frame draw:style-name="gr79" draw:text-style-name="P6" draw:layer="Details" svg:width="4.709cm" svg:height="0.806cm" svg:x="7.937cm" svg:y="10.768cm">
          <draw:text-box>
            <text:p text:style-name="P6"><text:span text:style-name="T1">Router + Firewall</text:span></text:p>
          </draw:text-box>
        </draw:frame>
        <draw:g xml:id="id1" draw:id="id1">
          <draw:glue-point draw:id="4" svg:x="-4.45cm" svg:y="-3.256cm"/>
          <draw:glue-point draw:id="5" svg:x="-2.969cm" svg:y="-4.514cm"/>
          <draw:glue-point draw:id="6" svg:x="2.705cm" svg:y="-3.883cm"/>
          <draw:glue-point draw:id="7" svg:x="1.309cm" svg:y="-4.617cm"/>
          <draw:path draw:style-name="gr80" draw:text-style-name="P2" draw:layer="layout" svg:width="1.09cm" svg:height="0.979cm" svg:x="14.818cm" svg:y="11.005cm" svg:viewBox="0 0 1091 980" svg:d="M0 980c475 0 1091-280 1091-560s-18-420-364-420c0 300-727 579-727 980z">
            <text:p/>
          </draw:path>
          <draw:path draw:style-name="gr81" draw:text-style-name="P7" draw:layer="layout" svg:width="2.666cm" svg:height="1.68cm" svg:x="12.879cm" svg:y="10.375cm" svg:viewBox="0 0 2667 1681" svg:d="M2667 0c0 0 0 1121-1 840 2 491-575 841-1331 841s-1334-350-1335-841c1 1 0-350 0-840 0 490 606 840 1334 840s1333-350 1333-840z">
            <text:p/>
          </draw:path>
          <draw:path draw:style-name="gr82" draw:text-style-name="P7" draw:layer="layout" svg:width="2.665cm" svg:height="1.678cm" svg:x="12.878cm" svg:y="9.535cm" svg:viewBox="0 0 2666 1679" svg:d="M1333 0c756 0 1333 363 1333 839s-577 840-1333 840-1333-364-1333-840 577-839 1333-839z">
            <text:p/>
          </draw:path>
          <draw:polygon draw:style-name="gr83" draw:text-style-name="P7" draw:layer="layout" svg:width="0.727cm" svg:height="0.419cm" svg:x="14.333cm" svg:y="10.445cm" svg:viewBox="0 0 728 420" draw:points="364,0 243,70 728,350 606,420 121,140 0,210 0,0">
            <text:p/>
          </draw:polygon>
          <draw:polygon draw:style-name="gr84" draw:text-style-name="P7" draw:layer="layout" svg:width="0.726cm" svg:height="0.419cm" svg:x="13.363cm" svg:y="9.885cm" svg:viewBox="0 0 727 420" draw:points="606,280 727,210 727,420 363,420 484,350 0,70 121,0">
            <text:p/>
          </draw:polygon>
          <draw:polygon draw:style-name="gr85" draw:text-style-name="P7" draw:layer="layout" svg:width="0.727cm" svg:height="0.419cm" svg:x="13.363cm" svg:y="10.445cm" svg:viewBox="0 0 728 420" draw:points="121,280 607,0 728,70 242,350 363,420 0,420 0,210">
            <text:p/>
          </draw:polygon>
          <draw:polygon draw:style-name="gr86" draw:text-style-name="P7" draw:layer="layout" svg:width="0.726cm" svg:height="0.419cm" svg:x="14.333cm" svg:y="9.885cm" svg:viewBox="0 0 727 420" draw:points="484,70 363,0 727,0 727,210 606,140 121,420 0,350">
            <text:p/>
          </draw:polygon>
          <draw:path draw:style-name="gr87" draw:text-style-name="P7" draw:layer="layout" svg:width="2.665cm" svg:height="0.839cm" svg:x="12.878cm" svg:y="10.655cm" svg:viewBox="0 0 2666 840" svg:d="M2666 0c0 476-577 840-1333 840s-1333-364-1333-840">
            <text:p/>
          </draw:path>
          <draw:line draw:style-name="gr88" draw:text-style-name="P8" draw:layer="layout" svg:x1="12.999cm" svg:y1="10.725cm" svg:x2="12.999cm" svg:y2="11.005cm">
            <text:p/>
          </draw:line>
          <draw:line draw:style-name="gr89" draw:text-style-name="P8" draw:layer="layout" svg:x1="13.242cm" svg:y1="10.935cm" svg:x2="13.242cm" svg:y2="11.215cm">
            <text:p/>
          </draw:line>
          <draw:line draw:style-name="gr90" draw:text-style-name="P8" draw:layer="layout" svg:x1="13.605cm" svg:y1="11.145cm" svg:x2="13.605cm" svg:y2="11.425cm">
            <text:p/>
          </draw:line>
          <draw:line draw:style-name="gr91" draw:text-style-name="P8" draw:layer="layout" svg:x1="13.969cm" svg:y1="11.215cm" svg:x2="13.969cm" svg:y2="11.495cm">
            <text:p/>
          </draw:line>
          <draw:line draw:style-name="gr92" draw:text-style-name="P8" draw:layer="layout" svg:x1="14.454cm" svg:y1="11.215cm" svg:x2="14.454cm" svg:y2="11.495cm">
            <text:p/>
          </draw:line>
          <draw:line draw:style-name="gr93" draw:text-style-name="P8" draw:layer="layout" svg:x1="14.818cm" svg:y1="11.145cm" svg:x2="14.818cm" svg:y2="11.425cm">
            <text:p/>
          </draw:line>
          <draw:line draw:style-name="gr94" draw:text-style-name="P8" draw:layer="layout" svg:x1="15.182cm" svg:y1="10.935cm" svg:x2="15.182cm" svg:y2="11.215cm">
            <text:p/>
          </draw:line>
          <draw:line draw:style-name="gr95" draw:text-style-name="P8" draw:layer="layout" svg:x1="15.424cm" svg:y1="10.725cm" svg:x2="15.424cm" svg:y2="11.005cm">
            <text:p/>
          </draw:line>
          <draw:line draw:style-name="gr96" draw:text-style-name="P8" draw:layer="layout" svg:x1="14.212cm" svg:y1="11.495cm" svg:x2="14.212cm" svg:y2="11.775cm">
            <text:p/>
          </draw:line>
          <draw:line draw:style-name="gr97" draw:text-style-name="P8" draw:layer="layout" svg:x1="14.697cm" svg:y1="11.425cm" svg:x2="14.697cm" svg:y2="11.705cm">
            <text:p/>
          </draw:line>
          <draw:line draw:style-name="gr98" draw:text-style-name="P8" draw:layer="layout" svg:x1="15.06cm" svg:y1="11.285cm" svg:x2="15.06cm" svg:y2="11.565cm">
            <text:p/>
          </draw:line>
          <draw:line draw:style-name="gr99" draw:text-style-name="P8" draw:layer="layout" svg:x1="15.303cm" svg:y1="11.145cm" svg:x2="15.303cm" svg:y2="11.425cm">
            <text:p/>
          </draw:line>
          <draw:line draw:style-name="gr100" draw:text-style-name="P8" draw:layer="layout" svg:x1="13.727cm" svg:y1="11.425cm" svg:x2="13.727cm" svg:y2="11.705cm">
            <text:p/>
          </draw:line>
          <draw:line draw:style-name="gr101" draw:text-style-name="P8" draw:layer="layout" svg:x1="13.363cm" svg:y1="11.285cm" svg:x2="13.363cm" svg:y2="11.565cm">
            <text:p/>
          </draw:line>
          <draw:line draw:style-name="gr102" draw:text-style-name="P8" draw:layer="layout" svg:x1="13.12cm" svg:y1="11.145cm" svg:x2="13.12cm" svg:y2="11.425cm">
            <text:p/>
          </draw:line>
          <draw:path draw:style-name="gr103" draw:text-style-name="P7" draw:layer="layout" svg:width="2.665cm" svg:height="0.839cm" svg:x="12.878cm" svg:y="10.935cm" svg:viewBox="0 0 2666 840" svg:d="M2666 0c0 476-577 840-1333 840s-1333-364-1333-840">
            <text:p/>
          </draw:path>
          <draw:line draw:style-name="gr104" draw:text-style-name="P8" draw:layer="layout" svg:x1="12.999cm" svg:y1="11.285cm" svg:x2="12.999cm" svg:y2="11.565cm">
            <text:p/>
          </draw:line>
          <draw:line draw:style-name="gr105" draw:text-style-name="P8" draw:layer="layout" svg:x1="13.242cm" svg:y1="11.495cm" svg:x2="13.242cm" svg:y2="11.775cm">
            <text:p/>
          </draw:line>
          <draw:line draw:style-name="gr106" draw:text-style-name="P8" draw:layer="layout" svg:x1="13.605cm" svg:y1="11.705cm" svg:x2="13.605cm" svg:y2="11.985cm">
            <text:p/>
          </draw:line>
          <draw:line draw:style-name="gr107" draw:text-style-name="P8" draw:layer="layout" svg:x1="13.969cm" svg:y1="11.775cm" svg:x2="13.969cm" svg:y2="12.055cm">
            <text:p/>
          </draw:line>
          <draw:line draw:style-name="gr108" draw:text-style-name="P8" draw:layer="layout" svg:x1="14.454cm" svg:y1="11.775cm" svg:x2="14.454cm" svg:y2="12.055cm">
            <text:p/>
          </draw:line>
          <draw:line draw:style-name="gr109" draw:text-style-name="P8" draw:layer="layout" svg:x1="14.818cm" svg:y1="11.705cm" svg:x2="14.818cm" svg:y2="11.985cm">
            <text:p/>
          </draw:line>
          <draw:line draw:style-name="gr110" draw:text-style-name="P8" draw:layer="layout" svg:x1="15.182cm" svg:y1="11.495cm" svg:x2="15.182cm" svg:y2="11.775cm">
            <text:p/>
          </draw:line>
          <draw:line draw:style-name="gr111" draw:text-style-name="P8" draw:layer="layout" svg:x1="15.424cm" svg:y1="11.285cm" svg:x2="15.424cm" svg:y2="11.565cm">
            <text:p/>
          </draw:line>
          <draw:path draw:style-name="gr112" draw:text-style-name="P7" draw:layer="layout" svg:width="2.667cm" svg:height="2.519cm" svg:x="12.878cm" svg:y="9.535cm" svg:viewBox="0 0 2668 2520" svg:d="M1333 0c756 0 1335 364 1335 840l-1 840c0 490-606 840-1333 840s-1334-350-1334-840c0 0 1-840 0-841 0-476 577-839 1333-839z">
            <text:p/>
          </draw:path>
        </draw:g>
        <draw:connector draw:style-name="gr113" draw:text-style-name="P1" draw:layer="Details" svg:x1="14.177cm" svg:y1="6.113cm" svg:x2="14.393cm" svg:y2="9.535cm" svg:d="M14177 6113v1711h216v1711" svg:viewBox="0 0 217 3423">
          <text:p/>
        </draw:connector>
        <draw:connector draw:style-name="gr114" draw:text-style-name="P1" draw:layer="Details" svg:x1="22.235cm" svg:y1="8.005cm" svg:x2="15.212cm" svg:y2="9.817cm" draw:end-shape="id1" draw:end-glue-point="6" svg:d="M22235 8005v505h-7023v1307" svg:viewBox="0 0 7024 1813">
          <text:p/>
        </draw:connector>
        <draw:connector draw:style-name="gr115" draw:text-style-name="P1" draw:layer="Details" svg:x1="6.884cm" svg:y1="8.034cm" svg:x2="13.494cm" svg:y2="9.658cm" draw:start-shape="id2" draw:start-glue-point="2" draw:end-shape="id1" draw:end-glue-point="5" svg:d="M6884 8034v751h6610v873" svg:viewBox="0 0 6611 1625">
          <text:p/>
        </draw:connector>
        <draw:frame draw:style-name="gr116" draw:text-style-name="P6" draw:layer="Details" svg:width="4.789cm" svg:height="1.67cm" svg:x="7.042cm" svg:y="12.855cm">
          <draw:text-box>
            <text:p text:style-name="P6"><text:span text:style-name="T1">Incoming</text:span></text:p>
            <text:p text:style-name="P6"><text:span text:style-name="T2">TCP 80/443 – HTTP(S)</text:span></text:p>
            <text:p text:style-name="P6"><text:span text:style-name="T2">UDP 53 - DNS</text:span></text:p>
          </draw:text-box>
        </draw:frame>
        <draw:frame draw:style-name="gr116" draw:text-style-name="P6" draw:layer="Details" svg:width="4.789cm" svg:height="2.102cm" svg:x="17.032cm" svg:y="12.679cm">
          <draw:text-box>
            <text:p text:style-name="P6"><text:span text:style-name="T1">Outgoing</text:span></text:p>
            <text:p text:style-name="P6"><text:span text:style-name="T2">TCP 80/443 – HTTP(S)</text:span></text:p>
            <text:p text:style-name="P6"><text:span text:style-name="T2">UDP 53 – DNS</text:span></text:p>
            <text:p text:style-name="P6"><text:span text:style-name="T2">TCP 2222 - SSH</text:span></text:p>
          </draw:text-box>
        </draw:frame>
        <draw:custom-shape draw:style-name="gr117" draw:text-style-name="P1" draw:layer="Details" svg:width="2.268cm" svg:height="1.99cm" draw:transform="rotate (1.56224421346012) translate (12.58cm 14.89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8" draw:text-style-name="P1" draw:layer="Details" svg:width="2.268cm" svg:height="1.99cm" draw:transform="rotate (1.56224421346012) translate (13.997cm 14.777cm)">
          <text:p/>
          <draw:enhanced-geometry svg:viewBox="0 0 21600 21600" draw:text-areas="0 0 21600 21600" draw:mirror-horizontal="true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119" draw:text-style-name="P1" draw:layer="Details" svg:x1="14.525cm" svg:y1="6.084cm" svg:x2="14.79cm" svg:y2="9.632cm" svg:d="M14525 6084v1740h265v1808" svg:viewBox="0 0 266 3549">
          <text:p/>
        </draw:connector>
        <draw:frame draw:style-name="gr120" draw:text-style-name="P6" draw:layer="Details" svg:width="2.382cm" svg:height="0.953cm" svg:x="16.21cm" svg:y="16.338cm">
          <draw:text-box>
            <text:p text:style-name="P6"><text:span text:style-name="T1">Internet</text:span></text:p>
          </draw:text-box>
        </draw:frame>
        <draw:g>
          <draw:custom-shape draw:style-name="gr121" draw:text-style-name="P4" draw:layer="layout" svg:width="1.94cm" svg:height="1.931cm" svg:x="13.346cm" svg:y="15.3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22" draw:text-style-name="P3" draw:layer="layout" svg:width="1.185cm" svg:height="1.806cm" svg:x="13.777cm" svg:y="15.425cm" svg:viewBox="0 0 1186 1807" draw:points="0,125 216,125 323,62 539,0 862,125 647,125 754,311 431,623 323,685 216,748 431,872 539,997 862,997 1186,1184 970,1557 647,1807 647,1433 431,1184 539,1059 323,872 108,810 0,561">
            <text:p/>
          </draw:polygon>
          <draw:path draw:style-name="gr123" draw:text-style-name="P3" draw:layer="layout" svg:width="0.489cm" svg:height="0.822cm" svg:x="14.747cm" svg:y="15.537cm" svg:viewBox="0 0 490 823" svg:d="M431 823v-62l-108-187v-187l-107-249-216-125c216-125 647 685 431 810z">
            <text:p/>
          </draw:path>
          <draw:g>
            <draw:line draw:style-name="gr124" draw:text-style-name="P3" draw:layer="layout" svg:x1="14.208cm" svg:y1="16.609cm" svg:x2="14.1cm" svg:y2="16.173cm">
              <text:p/>
            </draw:line>
            <draw:line draw:style-name="gr125" draw:text-style-name="P3" draw:layer="layout" svg:x1="14.208cm" svg:y1="16.608cm" svg:x2="14.316cm" svg:y2="16.297cm">
              <text:p/>
            </draw:line>
            <draw:line draw:style-name="gr126" draw:text-style-name="P3" draw:layer="layout" svg:x1="14.424cm" svg:y1="16.608cm" svg:x2="14.316cm" svg:y2="16.297cm">
              <text:p/>
            </draw:line>
            <draw:line draw:style-name="gr127" draw:text-style-name="P3" draw:layer="layout" svg:x1="14.424cm" svg:y1="16.609cm" svg:x2="14.532cm" svg:y2="16.173cm">
              <text:p/>
            </draw:line>
          </draw:g>
          <draw:g>
            <draw:line draw:style-name="gr128" draw:text-style-name="P3" draw:layer="layout" svg:x1="14.855cm" svg:y1="16.609cm" svg:x2="14.747cm" svg:y2="16.173cm">
              <text:p/>
            </draw:line>
            <draw:line draw:style-name="gr129" draw:text-style-name="P3" draw:layer="layout" svg:x1="14.855cm" svg:y1="16.608cm" svg:x2="14.963cm" svg:y2="16.297cm">
              <text:p/>
            </draw:line>
            <draw:line draw:style-name="gr130" draw:text-style-name="P3" draw:layer="layout" svg:x1="15.071cm" svg:y1="16.608cm" svg:x2="14.963cm" svg:y2="16.297cm">
              <text:p/>
            </draw:line>
            <draw:line draw:style-name="gr131" draw:text-style-name="P3" draw:layer="layout" svg:x1="15.07cm" svg:y1="16.609cm" svg:x2="15.178cm" svg:y2="16.173cm">
              <text:p/>
            </draw:line>
          </draw:g>
          <draw:g>
            <draw:line draw:style-name="gr132" draw:text-style-name="P3" draw:layer="layout" svg:x1="13.562cm" svg:y1="16.609cm" svg:x2="13.454cm" svg:y2="16.173cm">
              <text:p/>
            </draw:line>
            <draw:line draw:style-name="gr133" draw:text-style-name="P3" draw:layer="layout" svg:x1="13.562cm" svg:y1="16.608cm" svg:x2="13.67cm" svg:y2="16.297cm">
              <text:p/>
            </draw:line>
            <draw:line draw:style-name="gr134" draw:text-style-name="P3" draw:layer="layout" svg:x1="13.777cm" svg:y1="16.608cm" svg:x2="13.669cm" svg:y2="16.297cm">
              <text:p/>
            </draw:line>
            <draw:line draw:style-name="gr135" draw:text-style-name="P3" draw:layer="layout" svg:x1="13.777cm" svg:y1="16.609cm" svg:x2="13.885cm" svg:y2="16.173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Red_20_Axial_20_H" draw:display-name="Light Red Axial H" draw:style="axial" draw:start-color="#f8e8ea" draw:end-color="#de8e96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etails">
        <svg:desc>Contains details like IP address, subnet, names of nodes, et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6:49:01.367849044</meta:creation-date>
    <dc:date>2015-08-31T17:59:10.049968372</dc:date>
    <meta:editing-duration>PT1H9M49S</meta:editing-duration>
    <meta:editing-cycles>44</meta:editing-cycles>
    <meta:generator>LibreOffice/4.3.7.2$FreeBSD_X86_64 LibreOffice_project/430m0$Build-2</meta:generator>
    <meta:document-statistic meta:object-count="155"/>
  </office:meta>
</office:document-meta>
</file>